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Cursor" svg:font-family="TeXGyreCursor" style:font-adornments="Regular" style:font-family-generic="modern" style:font-pitch="fixed"/>
  </office:font-face-decls>
  <office:automatic-styles>
    <style:style style:name="P1" style:family="paragraph" style:parent-style-name="Text_20_body">
      <style:text-properties officeooo:rsid="002540bb" officeooo:paragraph-rsid="002540bb"/>
    </style:style>
    <style:style style:name="P2" style:family="paragraph" style:parent-style-name="Text_20_body">
      <style:text-properties officeooo:rsid="00260646" officeooo:paragraph-rsid="00260646"/>
    </style:style>
    <style:style style:name="P3" style:family="paragraph" style:parent-style-name="Text_20_body">
      <style:text-properties officeooo:rsid="00274c1f" officeooo:paragraph-rsid="00274c1f"/>
    </style:style>
    <style:style style:name="T1" style:family="text">
      <style:text-properties officeooo:rsid="00274c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video will give a quick introduction to exponential modeling. That is, if we have some data, can we find an exponential function that exactly matches the data. We will start with a test to see if an exponential model can be used. Then we will show how to find the exponential model.</text:p>
      <text:p text:style-name="P1">This is the data we will use for the video. The x-values are 6, 9, 12, and 15. The matching y-values are 12, 36, 108, and 324.</text:p>
      <text:p text:style-name="P1">The key property for exponential functions is that if there is a constant gap h between x-value, then the quotient f of x plus h over f of x is the same for all values of x in the table.</text:p>
      <text:p text:style-name="P1">For our example, the gap in the x-values is 3. If the gap in the x-values changes from one row to the next, we can do this test, but it becomes more difficult. Our textbook won’t ask us to do that.</text:p>
      <text:p text:style-name="P1">Going back to the example, if we divide f of 9 by f of 6, we get 3. We also get 3 when dividing f of 12 by f of 9 and dividing f of 15 by f of 12. We can use an exponential function to exactly model the data because each quotient is 3.</text:p>
      <text:p text:style-name="P2">Now that we know to use an exponential function, let’s calculate the parameters for that function.</text:p>
      <text:p text:style-name="P2">Remember with linear functions we wanted to find the average rate of change first. For exponential functions we want to find the change factor first.</text:p>
      <text:p text:style-name="P2">Recall that to go from f of x to f of x plus h, you have to multiply by the change factor a h times. This means that f of x plus <text:soft-page-break/>h over f of x equals a raise to the h power. So, to find a: First, divide f of x plus h by f of x. Second, raise a to the h power to the one over h power.</text:p>
      <text:p text:style-name="P2">For our example, dividing f of 9 by f of 6 gives 3. That means a cubed is 3. To calculate a, raise 3 to the one third power. The growth factor is 1.44225, rounded to five decimal places.</text:p>
      <text:p text:style-name="P2">The last part is to calculate the initial condition, P. <text:span text:style-name="T1">We will use the same strategy from linear models, substitute a known pair of values and solve for P.</text:span></text:p>
      <text:p text:style-name="P3">We’ll substitute 6 for x, 12 for f of x, and 1.44225 for a. Raising 1.44225 to the sixth power is 9. I used the calculation from the first part to calculate a to the sixth. Dividing both sides by 9 gives P equal to 1.33333, rounded to five decimal places. The exponential function is f of x equals 1.33333 times 1.44225 to the x power.</text:p>
      <text:p text:style-name="P3">Other people will write this function using fractions and whole numbers. Since we’re focused on applications, the decimals will do just fine.</text:p>
      <text:p text:style-name="P3">All of our homework problems will follow the same steps. The only thing that changes are the numbers.</text:p>
      <text:p text:style-name="P3">Just like with linear models, an exact fit isn’t required to be useful. Exponential regression is the next topi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Cursor" svg:font-family="TeXGyreCursor" style:font-adornments="Regular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indent="0.25in" style:auto-text-indent="false"/>
      <style:text-properties style:font-name="TeXGyreCursor" fo:font-family="TeXGyreCursor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8:43:08.688000000</meta:creation-date>
    <meta:editing-duration>PT18M3S</meta:editing-duration>
    <meta:editing-cycles>2</meta:editing-cycles>
    <meta:generator>LibreOffice/24.8.2.1$Windows_X86_64 LibreOffice_project/0f794b6e29741098670a3b95d60478a65d05ef13</meta:generator>
    <dc:title>Exponential Modeling - Script</dc:title>
    <dc:date>2024-10-29T22:22:42.498000000</dc:date>
    <meta:document-statistic meta:table-count="0" meta:image-count="0" meta:object-count="0" meta:page-count="2" meta:paragraph-count="14" meta:word-count="523" meta:character-count="2593" meta:non-whitespace-character-count="2084"/>
    <meta:template xlink:type="simple" xlink:actuate="onRequest" xlink:title="Video Script" xlink:href="../../../../../../AppData/Roaming/LibreOffice/4/user/template/Video%20Script.ott" meta:date="2024-10-29T18:43:00.945000000"/>
  </office:meta>
</office:document-meta>
</file>